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e5f"/>
    </style:style>
    <style:style style:name="P2" style:family="paragraph" style:parent-style-name="Standard">
      <style:text-properties officeooo:rsid="001bce5f" officeooo:paragraph-rsid="001bce5f"/>
    </style:style>
    <style:style style:name="P3" style:family="paragraph" style:parent-style-name="Text_20_body">
      <style:text-properties officeooo:paragraph-rsid="001bce5f"/>
    </style:style>
    <style:style style:name="P4" style:family="paragraph" style:parent-style-name="Text_20_body">
      <style:text-properties officeooo:rsid="001bce5f" officeooo:paragraph-rsid="001bce5f"/>
    </style:style>
    <style:style style:name="P5" style:family="paragraph" style:parent-style-name="Text_20_body">
      <style:paragraph-properties fo:text-align="center" style:justify-single-word="false"/>
      <style:text-properties officeooo:paragraph-rsid="002244c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cac4f" style:font-weight-asian="bold" style:font-weight-complex="bold"/>
    </style:style>
    <style:style style:name="T4" style:family="text">
      <style:text-properties fo:language="en" fo:country="US" fo:font-weight="bold" officeooo:rsid="001bce5f" style:font-weight-asian="bold" style:font-weight-complex="bold"/>
    </style:style>
    <style:style style:name="T5" style:family="text">
      <style:text-properties fo:language="en" fo:country="US" officeooo:rsid="001cac4f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1fff7c" style:font-weight-asian="normal" style:font-weight-complex="normal"/>
    </style:style>
    <style:style style:name="T8" style:family="text">
      <style:text-properties fo:language="en" fo:country="US" fo:font-weight="normal" officeooo:rsid="001cf09b" style:font-weight-asian="normal" style:font-weight-complex="normal"/>
    </style:style>
    <style:style style:name="T9" style:family="text">
      <style:text-properties fo:language="en" fo:country="US" fo:font-weight="normal" officeooo:rsid="001e616e" style:font-weight-asian="normal" style:font-weight-complex="normal"/>
    </style:style>
    <style:style style:name="T10" style:family="text">
      <style:text-properties fo:language="en" fo:country="US" fo:font-weight="normal" officeooo:rsid="002149e0" style:font-weight-asian="normal" style:font-weight-complex="normal"/>
    </style:style>
    <style:style style:name="T11" style:family="text">
      <style:text-properties fo:language="en" fo:country="US" fo:font-weight="normal" officeooo:rsid="002244cd" style:font-weight-asian="normal" style:font-weight-complex="normal"/>
    </style:style>
    <style:style style:name="T12" style:family="text">
      <style:text-properties fo:language="en" fo:country="US" fo:font-weight="normal" officeooo:rsid="0022e5cf" style:font-weight-asian="normal" style:font-weight-complex="normal"/>
    </style:style>
    <style:style style:name="T13" style:family="text">
      <style:text-properties fo:font-size="12pt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000000" fo:font-style="normal" fo:font-weight="normal"/>
    </style:style>
    <style:style style:name="T17" style:family="text">
      <style:text-properties fo:font-variant="normal" fo:text-transform="none" fo:color="#000000" fo:font-style="normal" fo:font-weight="normal" officeooo:rsid="00224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5"/></text:span></text:p>
      <text:p text:style-name="P1"><text:span text:style-name="Strong_20_Emphasis"><text:span text:style-name="T5"/></text:span></text:p>
      <text:p text:style-name="P1"><text:span text:style-name="Strong_20_Emphasis"><text:span text:style-name="T3">Abstract (LHC Machine Learning Workshop, </text:span></text:span><text:span text:style-name="Strong_20_Emphasis"><text:span text:style-name="T2">19May-23May 2025 at CERN</text:span></text:span><text:span text:style-name="Strong_20_Emphasis"><text:span text:style-name="T3">),</text:span></text:span></text:p>
      <text:p text:style-name="P1"><text:a xlink:type="simple" xlink:href="https://indico.cern.ch/event/1502120/" text:style-name="Internet_20_link" text:visited-style-name="Visited_20_Internet_20_Link"><text:span text:style-name="Strong_20_Emphasis"><text:span text:style-name="T4">https://indico.cern.ch/event/1502120/</text:span></text:span></text:a></text:p>
      <text:p text:style-name="P1"><text:span text:style-name="Strong_20_Emphasis"><text:span text:style-name="T4"/></text:span></text:p>
      <text:p text:style-name="P1"><text:span text:style-name="Strong_20_Emphasis"><text:span text:style-name="T13"/></text:span></text:p>
      <text:p text:style-name="P5"><text:span text:style-name="Strong_20_Emphasis"><text:span text:style-name="T13">Machine Learning for the Cluster Reconstruction in the CALIFA Calorimeter at R</text:span></text:span><text:span text:style-name="Strong_20_Emphasis"><text:span text:style-name="T14">³</text:span></text:span><text:span text:style-name="Strong_20_Emphasis"><text:span text:style-name="T13">B</text:span></text:span><text:span text:style-name="Strong_20_Emphasis"><text:tab/></text:span></text:p>
      <text:p text:style-name="P3"><text:span text:style-name="Strong_20_Emphasis"/></text:p>
      <text:p text:style-name="P3"><text:span text:style-name="Strong_20_Emphasis"><text:span text:style-name="T6">The R³B experiment at FAIR investigates nuclear reactions induced by high-energy radioactive beams. A key detector </text:span></text:span><text:span text:style-name="Strong_20_Emphasis"><text:span text:style-name="T8">of this experiment is </text:span></text:span><text:span text:style-name="Strong_20_Emphasis"><text:span text:style-name="T6">the CALIFA calorimeter, </text:span></text:span><text:span text:style-name="Strong_20_Emphasis"><text:span text:style-name="T8">which consists of </text:span></text:span><text:span text:style-name="Strong_20_Emphasis"><text:span text:style-name="T6">25</text:span></text:span><text:span text:style-name="Strong_20_Emphasis"><text:span text:style-name="T10">4</text:span></text:span><text:span text:style-name="Strong_20_Emphasis"><text:span text:style-name="T9">4</text:span></text:span><text:span text:style-name="Strong_20_Emphasis"><text:span text:style-name="T6"> CsI</text:span></text:span><text:span text:style-name="Strong_20_Emphasis"><text:span text:style-name="T8">(Tl) </text:span></text:span><text:span text:style-name="Strong_20_Emphasis"><text:span text:style-name="T6">scintillator crystals, </text:span></text:span><text:span text:style-name="Strong_20_Emphasis"><text:span text:style-name="T8">for the detection of</text:span></text:span><text:span text:style-name="Strong_20_Emphasis"><text:span text:style-name="T6"> gamma rays and light charged particles with high angular resolution and precise Doppler correction. </text:span></text:span></text:p>
      <text:p text:style-name="P3"><text:span text:style-name="Strong_20_Emphasis"><text:span text:style-name="T6">Accurate cluster reconstruction from sparse hit patterns, particularly for gamma rays, is crucial for </text:span></text:span><text:span text:style-name="Strong_20_Emphasis"><text:span text:style-name="T11">a</text:span></text:span><text:span text:style-name="Strong_20_Emphasis"><text:span text:style-name="T6"> precise energy determination. </text:span></text:span><text:span text:style-name="Strong_20_Emphasis"><text:span text:style-name="T7">For </text:span></text:span><text:span text:style-name="Strong_20_Emphasis"><text:span text:style-name="T11">the </text:span></text:span><text:span text:style-name="Strong_20_Emphasis"><text:span text:style-name="T7">current data evaluation</text:span></text:span><text:span text:style-name="Strong_20_Emphasis"><text:span text:style-name="T6"> a proprietary algorithm with fixed cluster size and geometric thresholds has been used. To improve clustering performance, this algorithm was compared with widely used machine learning-based clustering techniques, such as Agglomerative Clustering, incorporating timing information from CALIFA, which had not been utilized previously. Further enhancements were explored using a</text:span></text:span><text:span text:style-name="Strong_20_Emphasis"><text:span text:style-name="T12">n Edge Detection</text:span></text:span><text:span text:style-name="Strong_20_Emphasis"><text:span text:style-name="T6"> Neural Network.</text:span></text:span></text:p>
      <text:p text:style-name="P3"><text:span text:style-name="Strong_20_Emphasis"><text:span text:style-name="T6">This study presents the methodology and results of this machine learning-driven analysis based on simulated Geant4 data. The findings demonstrate significant improvements in cluster reconstruction accuracy, highlighting the potential of </text:span></text:span><text:span text:style-name="Strong_20_Emphasis"><text:span text:style-name="T15">state-of-the-art machine learning techniques </text:span></text:span><text:span text:style-name="Strong_20_Emphasis"><text:span text:style-name="T6">for high-energy nuclear physics experiments.</text:span></text:span></text:p>
      <text:p text:style-name="P2"><text:span text:style-name="Strong_20_Emphasis"><text:span text:style-name="T1"/></text:span></text:p>
      <text:p text:style-name="P4"><text:span text:style-name="Strong_20_Emphasis"><text:span text:style-name="T17">Supported by </text:span></text:span><text:span text:style-name="Strong_20_Emphasis"><text:span text:style-name="T16">BMBF (Contract Nr, 05P24WO2</text:span></text:span><text:span text:style-name="Strong_20_Emphasis"><text:span text:style-name="T17">)</text:span></text:span><text:span text:style-name="Strong_20_Emphasis"><text:span text:style-name="T16"> and Excellence Cluster ORIGINS from the DFG (Excellence Strategy EXC-2094-390783311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9T12:16:14.084588801</meta:creation-date>
    <dc:date>2025-04-02T10:15:20.113778363</dc:date>
    <meta:editing-duration>PT19M2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05" meta:character-count="1547" meta:non-whitespace-character-count="1351"/>
  </office:meta>
</office:document-meta>
</file>